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Nimbus Sans L" svg:font-family="'Nimbus Sans L'" style:font-pitch="variable"/>
    <style:font-face style:name="NimbusRomNo9T" svg:font-family="NimbusRomNo9T"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1">
      <style:text-properties style:font-name="Courier"/>
    </style:style>
    <style:style style:name="P4" style:family="paragraph" style:parent-style-name="Standard" style:list-style-name="L1">
      <style:text-properties style:font-name="Nimbus Roman No9 L"/>
    </style:style>
    <style:style style:name="P5" style:family="paragraph" style:parent-style-name="Standard">
      <style:text-properties style:font-name="Nimbus Roman No9 L"/>
    </style:style>
    <style:style style:name="P6" style:family="paragraph" style:parent-style-name="Standard" style:list-style-name="L1">
      <style:text-properties style:text-underline-style="none"/>
    </style:style>
    <style:style style:name="P7" style:family="paragraph" style:parent-style-name="Standard" style:list-style-name="L1">
      <style:text-properties style:font-name="Courier" fo:font-style="normal" style:font-style-asian="normal" style:font-style-complex="normal"/>
    </style:style>
    <style:style style:name="P8" style:family="paragraph" style:parent-style-name="Standard"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T4" style:family="text">
      <style:text-properties style:font-name="NimbusRomNo9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style:font-name="Nimbus Roman No9 L"/>
    </style:style>
    <style:style style:name="T8" style:family="text">
      <style:text-properties style:text-underline-style="none"/>
    </style:style>
    <style:style style:name="T9" style:family="text">
      <style:text-properties style:font-name="Nimbus Roman No9 L" fo:font-style="normal" style:font-style-asian="normal" style:font-style-complex="normal"/>
    </style:style>
    <style:style style:name="T10" style:family="text">
      <style:text-properties style:font-name="Courier" fo:font-style="normal" style:font-style-asian="normal" style:font-style-complex="normal"/>
    </style:style>
    <style:style style:name="T11" style:family="text">
      <style:text-properties fo:font-style="italic" style:text-underline-style="none" style:font-style-asian="italic" style:font-style-complex="italic"/>
    </style:style>
    <style:style style:name="T12" style:family="text">
      <style:text-properties fo:font-style="normal" style:text-underline-style="none" style:font-style-asian="normal" style:font-style-complex="normal"/>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DA/DAITSS Ingest Guide</text:p>
      <text:p text:style-name="P1"/>
      <text:list text:style-name="L1">
        <text:list-item>
          <text:p text:style-name="P2">Introduction</text:p>
        </text:list-item>
      </text:list>
      <text:p text:style-name="Standard"/>
      <text:list text:style-name="L1" text:continue-numbering="true">
        <text:list-item>
          <text:p text:style-name="P2">DAITSS Environment and Software</text:p>
          <text:p text:style-name="P2"/>
          <text:list>
            <text:list-item>
              <text:p text:style-name="P2">DAITSS User</text:p>
              <text:p text:style-name="P2"/>
              <text:p text:style-name="P2">The FDA manages 3 installations of DAITSS on darchive<text:note text:id="ftn1" text:note-class="footnote"><text:note-citation>1</text:note-citation><text:note-body><text:p text:style-name="Footnote">Linux computer with domain name darchive.fcla.edu</text:p></text:note-body></text:note>, one for development, one for test, and one for production. These installations are also referred to as DAITSS <text:span text:style-name="T1">regions</text:span>. Only one user (other than root) has complete administrative privileges for each installation. Each such user is referred to as a DAITSS user. As a full-fledged Linux user, each DAITSS user account has a home directory which will be referred to as <text:span text:style-name="T1">user_home</text:span><text:span text:style-name="T2">. On darchive, </text:span><text:span text:style-name="T1">user_home</text:span><text:span text:style-name="T2"> corresponds to /daitss/dev/, /daitss/test/, or /daitss/prod/, depending on the region. FDA policy calls for all users to login to darchive using a personal account. After that, users should switch user to the appropriate DAITSS user before performing any archive actions. </text:span></text:p>
              <text:p text:style-name="P2"/>
            </text:list-item>
            <text:list-item>
              <text:p text:style-name="P2">DAITSS Home Directory</text:p>
              <text:p text:style-name="P2"/>
              <text:p text:style-name="P2">Each DAITSS installation must be in a separate home directory. The home directory for a DAITSS installation must be specified in an environment variable called DAITSS_HOME, which should be defined in the configuration file appropriate for the shell used by the DAITSS user. DAITSS user accounts on darchive use the bash shell, so the DAITSS_HOME variable is defined in the file <text:span text:style-name="T1">user_home/</text:span>.bash_profile. Throughout this document, the DAITSS installation home directory will be referred to as <text:span text:style-name="T1">daitss_home</text:span>. Note that <text:span text:style-name="T1">daitss_home</text:span> is typically a subdirectory of <text:span text:style-name="T1">user_home</text:span>. To determine the value of <text:span text:style-name="T1">daitss_home</text:span> for a particular DAITSS user/installation, login to darchive as the DAITSS user and at the command prompt, type: </text:p>
              <text:p text:style-name="P2"/>
              <text:list>
                <text:list-header>
                  <text:p text:style-name="P3">echo $DAITSS_HOME</text:p>
                  <text:list>
                    <text:list-header>
                      <text:p text:style-name="P2"><text:tab/></text:p>
                    </text:list-header>
                  </text:list>
                </text:list-header>
                <text:list-item>
                  <text:p text:style-name="P2">DAITSS Home Directory Structure</text:p>
                  <text:p text:style-name="P2"/>
                  <text:p text:style-name="P2">Throughout this document, references are made to individual directories inside <text:span text:style-name="T1">daitss_home</text:span>. It is not strictly necessary that all <text:span text:style-name="T1">daitss_home</text:span> subdirectories be present in a DAITSS installation. The minimum <text:span text:style-name="T1">daitss_home</text:span> structure for installations on darchive is shown below. </text:p>
                </text:list-item>
              </text:list>
            </text:list-item>
          </text:list>
        </text:list-item>
      </text:list>
      <text:p text:style-name="Standard"/>
      <text:p text:style-name="Standard"><text:tab/><text:tab/>bin/</text:p>
      <text:p text:style-name="Standard"><text:tab/><text:tab/>build.properties</text:p>
      <text:p text:style-name="Standard"><text:tab/><text:tab/>build.xml</text:p>
      <text:p text:style-name="Standard"><text:tab/><text:tab/>config/</text:p>
      <text:p text:style-name="Standard"><text:tab/><text:tab/>CVS/</text:p>
      <text:p text:style-name="Standard"><text:tab/><text:tab/>database/</text:p>
      <text:p text:style-name="Standard"><text:tab/><text:tab/>dist/</text:p>
      <text:p text:style-name="Standard"><text:tab/><text:tab/>docs/</text:p>
      <text:p text:style-name="Standard"><text:tab/><text:tab/>lib/</text:p>
      <text:p text:style-name="Standard"><text:tab/><text:tab/>resources/</text:p>
      <text:p text:style-name="Standard"><text:tab/><text:tab/>src/</text:p>
      <text:p text:style-name="Standard"><text:tab/><text:tab/>util.xml</text:p>
      <text:p text:style-name="Standard"/>
      <text:list text:style-name="L1" text:continue-numbering="true">
        <text:list-item>
          <text:list text:continue-numbering="true">
            <text:list-item>
              <text:list text:continue-numbering="true">
                <text:list-header>
                  <text:p text:style-name="P2">A generic DAITSS installation (outside of darchive), must, at a minimum, contain dist/, build.properties, build.xml, and util.xml (more on this later).</text:p>
                </text:list-header>
              </text:list>
              <text:p text:style-name="P2"/>
            </text:list-item>
            <text:list-item>
              <text:p text:style-name="P2">Introduction to Ant</text:p>
              <text:p text:style-name="P2"/>
              <text:p text:style-name="P2">Apache Ant<text:note text:id="ftn2" text:note-class="footnote"><text:note-citation>1</text:note-citation><text:note-body><text:p text:style-name="Footnote">http://ant.apache.org/</text:p></text:note-body></text:note> is a Java-based build tool, similar to <text:span text:style-name="T1">make</text:span> in function, but executed by the Java Virtual Machine. In place of traditional make files, Ant uses XML-based configuration files containing targets, or <text:span text:style-name="T1">tasks</text:span>, that can be executed. While makefiles can be tailored to a specific operating system, taking advantage of powerful system calls, Ant configuration files have the advantage of cross-platform compatibility<text:note text:id="ftn3" text:note-class="footnote"><text:note-citation>2</text:note-citation><text:note-body><text:p text:style-name="Footnote">Cross-platform viability is limited by the presence of operating system-specific calls that may be included in an Ant &lt;exec&gt; task.</text:p></text:note-body></text:note>. </text:p>
            </text:list-item>
          </text:list>
        </text:list-item>
      </text:list>
      <text:p text:style-name="Standard"><text:tab/><text:tab/></text:p>
      <text:list text:style-name="L1" text:continue-numbering="true">
        <text:list-item>
          <text:list text:continue-numbering="true">
            <text:list-item>
              <text:p text:style-name="P2">Ant Tasks</text:p>
              <text:p text:style-name="P2"/>
              <text:p text:style-name="P2">In addition to normal build functionality, the FDA uses Ant to provide a command-line-based interface to higher-order functions of DAITSS software. There are 2 Ant configuration files containing useful tasks, build.xml and util.xml. The former defines tasks related to compilation and distribution of DAITSS code, while the latter defines tasks related to execution of DAITSS code. tasks can define a variety of parameters. One example is the <text:span text:style-name="T1">classpath</text:span>, and as a result, it is not necessary to set classpath information in user account configuration settings when running DAITSS functions through Ant. Examples of how to run archive actions are included in this document when needed. Some important Ant tasks defined in configuration files are listed below along with a description of the task and how to execute the task from the command-line. </text:p>
              <text:p text:style-name="P2"/>
              <text:list>
                <text:list-item>
                  <text:p text:style-name="P2">Configuration file: build.xml</text:p>
                </text:list-item>
              </text:list>
            </text:list-item>
          </text:list>
        </text:list-item>
      </text:list>
      <text:p text:style-name="Standard"/>
      <text:list text:style-name="L1" text:continue-numbering="true">
        <text:list-item>
          <text:list text:continue-numbering="true">
            <text:list-item>
              <text:list text:continue-numbering="true">
                <text:list-header>
                  <text:p text:style-name="P2">All DAITSS-related Ant configuration files are stored in <text:span text:style-name="T1">daitss_home</text:span>. To execute a task, change directory to <text:span text:style-name="T1">daitss_home</text:span> (by typing <text:span text:style-name="T3">cd $DAITSS_HOME</text:span><text:span text:style-name="T4">). By</text:span> default, Ant looks in the file build.xml for tasks, unless a different configuration file is specified on the command-line. <text:s/>The following tasks are included in build.xml, so there is no need to specify a configuration file when using Ant for these tasks. </text:p>
                </text:list-header>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p text:style-name="P2">clean</text:p>
                      <text:p text:style-name="P2"/>
                      <text:p text:style-name="P2">Removes preexisting compiled binaries and distributions. To ensure a fresh installation of DAITSS software, it is good practice to remove any previous binaries using the task, clean. To execute this task, change directory to <text:span text:style-name="T1">daitss_home</text:span> and type: </text:p>
                      <text:p text:style-name="P2"/>
                      <text:list>
                        <text:list-header>
                          <text:p text:style-name="P3">ant clean</text:p>
                        </text:list-header>
                      </text:list>
                    </text:list-item>
                  </text:list>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p text:style-name="P2">compile</text:p>
                      <text:p text:style-name="P2"/>
                      <text:p text:style-name="P2">Compiles source code located in <text:span text:style-name="T1">daitss_home</text:span>/src and places the resulting binaries (Java .class files) in <text:span text:style-name="T1">daitss_home</text:span>/bin. To execute this task, change directory to <text:span text:style-name="T1">daitss_home</text:span> and type: </text:p>
                      <text:p text:style-name="P2"/>
                      <text:list>
                        <text:list-header>
                          <text:p text:style-name="P3">ant compile</text:p>
                        </text:list-header>
                      </text:list>
                      <text:p text:style-name="P2"/>
                    </text:list-item>
                    <text:list-item>
                      <text:p text:style-name="P2">javadoc</text:p>
                      <text:p text:style-name="P2"/>
                      <text:p text:style-name="P2">Creates API documentation from DATISS Java source code into HTML format. Javadoc is an industry standard whose format is easily understood by software developers. Documentation is stored in <text:span text:style-name="T1">daitss_home</text:span>/docs. To execute this task, change directory to <text:span text:style-name="T1">daitss_home</text:span> and type: </text:p>
                      <text:p text:style-name="P2"/>
                      <text:list>
                        <text:list-header>
                          <text:p text:style-name="P3">ant javadoc</text:p>
                        </text:list-header>
                      </text:list>
                      <text:p text:style-name="P2"/>
                    </text:list-item>
                    <text:list-item>
                      <text:p text:style-name="P2">dist</text:p>
                      <text:p text:style-name="P2"/>
                      <text:list>
                        <text:list-item>
                          <text:p text:style-name="P2">Creating a Distribution</text:p>
                        </text:list-item>
                      </text:list>
                      <text:p text:style-name="P2"/>
                      <text:list>
                        <text:list-header>
                          <text:p text:style-name="P2">The dist task creates a single Java Archive (daitss.jar) containing all compiled code present in <text:span text:style-name="T1">daitss_home</text:span>/bin and also creates a DAITSS distribution tarball<text:note text:id="ftn4" text:note-class="footnote"><text:note-citation>1</text:note-citation><text:note-body><text:p text:style-name="Footnote">A file in Tape Archive format (tar) that has been compressed. The FDA uses gzip compression for tarballs.</text:p></text:note-body></text:note> (daitss.tar.gz) containing daitss.jar and most directories within <text:span text:style-name="T1">daitss_home</text:span>. The actual directories included in the tarball are config/, docs/, lib/, resources/, src/ and test/. <text:span text:style-name="T1">daitss_home</text:span>/bin is not included in the tarball since all compiled code is already present in daitss.jar. </text:p>
                          <text:p text:style-name="P2"/>
                        </text:list-header>
                        <text:list-item>
                          <text:p text:style-name="P2">Creating an Installation from the Distribution Tarball</text:p>
                        </text:list-item>
                      </text:list>
                      <text:p text:style-name="P2"/>
                      <text:list>
                        <text:list-header>
                          <text:p text:style-name="P2">The distribution tarball can be used to create a DAITSS installation. An end-user can unpack a distribution tarball by changing directory to the location of daitss.tar.gz and typing:</text:p>
                        </text:list-header>
                      </text:list>
                      <text:p text:style-name="P2"/>
                      <text:list>
                        <text:list-item>
                          <text:list>
                            <text:list-header>
                              <text:p text:style-name="P3">tar -zxvf daitss.tar.gz</text:p>
                            </text:list-header>
                          </text:list>
                        </text:list-item>
                      </text:list>
                      <text:p text:style-name="P4"/>
                      <text:list>
                        <text:list-header>
                          <text:p text:style-name="P4">This will create a directory called daitss/ into which the aforementioned directory structure will be expanded. It is imperative that the absolute path to the daitss/ directory be reflected in $DAITS_HOME for proper functioning of DAITSS code as well as for the Ant tasks listed below. </text:p>
                          <text:p text:style-name="P4"/>
                        </text:list-header>
                        <text:list-item>
                          <text:p text:style-name="P4">Dependencies of the dist task</text:p>
                        </text:list-item>
                      </text:list>
                    </text:list-item>
                  </text:list>
                </text:list-item>
              </text:list>
            </text:list-item>
          </text:list>
        </text:list-item>
      </text:list>
      <text:p text:style-name="P5"/>
      <text:list text:style-name="L1" text:continue-numbering="true">
        <text:list-item>
          <text:list text:continue-numbering="true">
            <text:list-item>
              <text:list text:continue-numbering="true">
                <text:list-item>
                  <text:list text:continue-numbering="true">
                    <text:list-item>
                      <text:list text:continue-numbering="true">
                        <text:list-header>
                          <text:p text:style-name="P4">The dist task <text:span text:style-name="T1">depends</text:span> upon the previously described tasks (clean, compile, and javadoc), meaning that invocation of the dist task will result in the execution of all tasks. It is not necessary to explicitly execute the depended upon task when dist is called. Description of the previous tasks is included in this document for informational, not functional, purposes.</text:p>
                          <text:p text:style-name="P4"/>
                        </text:list-header>
                        <text:list-item>
                          <text:p text:style-name="P4">Executing the dist task</text:p>
                        </text:list-item>
                      </text:list>
                      <text:p text:style-name="P4"/>
                      <text:list>
                        <text:list-header>
                          <text:p text:style-name="P4">To execute the dist task, change directory to <text:span text:style-name="T1">daitss_home</text:span> and type: </text:p>
                        </text:list-header>
                      </text:list>
                      <text:p text:style-name="P2"/>
                      <text:list>
                        <text:list-item>
                          <text:list>
                            <text:list-header>
                              <text:p text:style-name="P3">ant dist</text:p>
                            </text:list-header>
                          </text:list>
                        </text:list-item>
                      </text:list>
                      <text:p text:style-name="P4"/>
                    </text:list-item>
                  </text:list>
                </text:list-item>
                <text:list-item>
                  <text:p text:style-name="P4">Configuration file: util.xml</text:p>
                  <text:p text:style-name="P4"/>
                  <text:p text:style-name="P4">The file util.xml contains tasks necessary for running high-level DAITSS functions and for ensuring the expected data directory structure. tasks defined in util.xml must be called by referencing util.xml when invoking Ant. Examples are provided below. Again, to execute these tasks, change directory to <text:span text:style-name="T1">daitss_home</text:span>.</text:p>
                  <text:p text:style-name="P4"/>
                  <text:list>
                    <text:list-item>
                      <text:p text:style-name="P4">makedata</text:p>
                      <text:p text:style-name="P4"/>
                      <text:p text:style-name="P4">Creates directories for storing data. DAITSS expects directories containing data to follow the structure described in the configuration file <text:span text:style-name="T1">daitss_home</text:span>/config/daitss.properties (more on this later). Data directories are used to store packages submitted by depositors as well as for data owned or created by the archive, such as a cache of GlobalFiles and logs. FDA installations </text:p>
                      <text:p text:style-name="P4"/>
                      <text:p text:style-name="P4">For new DAITSS installations, it may be necessary to create the data directory structure. The easiest way to do this is by using the makedata task. <text:s/>Individual DAITSS implementors may reconfigure the data directory structure according to <text:s/>local practices. If so, it will be necessary to reflect those changes in util.xml by redefining the makedata task. To execute this task, change directory to <text:span text:style-name="T1">daitss_home</text:span> and type: </text:p>
                      <text:p text:style-name="P2"/>
                      <text:list>
                        <text:list-header>
                          <text:p text:style-name="P3">ant -f util.xml makedata</text:p>
                        </text:list-header>
                      </text:list>
                      <text:p text:style-name="P4"/>
                      <text:p text:style-name="P4">Currently there are 5 primary data directories corresponding to log files, prep packages, ingest packages, global files, and storage fixity. As mentioned before, the actual paths for these directories recognized by DAITSS software are specified in daitss.properties. These directories will be referred to as <text:span text:style-name="T1">logs</text:span>, <text:span text:style-name="T1">prep</text:span>, <text:span text:style-name="T1">ingest</text:span>, <text:span text:style-name="T1">global</text:span>, and <text:span text:style-name="T1">storage</text:span>. Each of these directories contains a number of subdirectories. For example, <text:span text:style-name="T1">prep/in</text:span> refers to the input directory for preparation services and <text:span text:style-name="T1">ingest/reject</text:span> refers to the directory containing packages rejected by ingest.</text:p>
                      <text:p text:style-name="P4"><text:s/></text:p>
                    </text:list-item>
                    <text:list-item>
                      <text:p text:style-name="P4">prep</text:p>
                      <text:p text:style-name="P4"/>
                      <text:p text:style-name="P4">Prepares packages for ingest. Preparation involves checking package structure, descriptor conversion (for MXF descriptors), descriptor generation (if desired, governed by configuration settings in daitss.properties), and descriptor naming convention enforcement. When invoking the prep task, all packages located in <text:span text:style-name="T5">prep/in</text:span> will be prepared for ingest. If preparation of a package is successful, the package is moved to <text:span text:style-name="T1">ingest/in</text:span> where it will be ingested later.</text:p>
                      <text:p text:style-name="P4"/>
                      <text:p text:style-name="P4">Package preparation is an optional step. Packages known to conform to DAITSS conventions need not be prepared, however, preparation is never harmful. Other than descriptor conversion and creation (which are necessary for some packages), the biggest advantage of preparing packages is that invalid packages will be rejected during the preparation step rather than during ingest when significant processing may be wasted before the package is subsequently rejected. Any package rejected by prep will eventually be rejected by ingest unless the package is corrected. The FDA recommends the preparation of all packages before ingesting them. To execute this task, change directory to <text:span text:style-name="T1">daitss_home</text:span> and type: </text:p>
                      <text:p text:style-name="P2"/>
                      <text:list>
                        <text:list-header>
                          <text:p text:style-name="P3">ant -f util.xml prep </text:p>
                        </text:list-header>
                      </text:list>
                      <text:p text:style-name="P4"/>
                      <text:p text:style-name="P4">This example shows the minimal approach required to execute the prep task, for an example of how to execute the target in the production region, see Section 7: Using Ant to Execute Archive Actions.</text:p>
                      <text:p text:style-name="P4"/>
                    </text:list-item>
                    <text:list-item>
                      <text:p text:style-name="P4">ingest</text:p>
                      <text:p text:style-name="P4"/>
                      <text:p text:style-name="P4">Ingests packages. This is the most important function provided by DAITSS. Ingest can be thought of as a function that takes Submission Information Packages (SIPs) as input and produces Archival Information Packages (AIPs) as output. It results in the processing and storage of packages and metadata. Processing includes (among other things) file format identification, message digest calculation and comparison, virus checking, file metadata extraction, file and metadata storage, file migration, normalization, and localization, and AIP descriptor generation. Only packages in <text:span text:style-name="T1">ingest/in</text:span> are ingested. Successfully ingested packages are moved to long-term storage. Unsuccessfully ingested packages are copied to <text:span text:style-name="T1">ingest/reject</text:span> exactly as they are at the time of rejection, while the original, untouched version of the package remains in <text:span text:style-name="T1">ingest/in</text:span>. <text:s/>To execute this task, change directory to <text:span text:style-name="T1">daitss_home</text:span> and type: </text:p>
                      <text:p text:style-name="P2"/>
                      <text:list>
                        <text:list-header>
                          <text:p text:style-name="P3">ant -f util.xml ingest</text:p>
                        </text:list-header>
                      </text:list>
                    </text:list-item>
                  </text:list>
                </text:list-item>
              </text:list>
            </text:list-item>
          </text:list>
        </text:list-item>
      </text:list>
      <text:p text:style-name="Standard"/>
      <text:list text:style-name="L1" text:continue-numbering="true">
        <text:list-item>
          <text:list text:continue-numbering="true">
            <text:list-item>
              <text:p text:style-name="P2">Logging into darchive</text:p>
              <text:p text:style-name="P2"/>
              <text:list>
                <text:list-item>
                  <text:p text:style-name="P2">DAITSS Installations</text:p>
                  <text:p text:style-name="P2"/>
                  <text:list>
                    <text:list-header>
                      <text:p text:style-name="P2">All FDA DAITSS installations are currently located on a Linux computer called darchive (darchive.fcla.edu) which is housed at the University of Florida's Computing and Networking Services (UF CNS, or just CNS). As mentioned previously, the FDA manages 3 separate DAITSS installations for development, testing, and production. </text:p>
                      <text:p text:style-name="P2"/>
                      <text:p text:style-name="P2">FDA best practice calls for <text:span text:style-name="T6">all users</text:span> to log into darchive using a non-DAITSS user account to facilitate the auditing of user activity. Since non-DAITSS user accounts have no privileges in DAITSS regions, it is necessary to switch to a DAITSS user account before executing any DAITSS functions, including Ant tasks. </text:p>
                      <text:p text:style-name="P2"/>
                      <text:p text:style-name="P2">To log into darchive from a NIX-based computer, open a shell and at the command prompt, <text:span text:style-name="T7">type: </text:span></text:p>
                      <text:p text:style-name="P2"/>
                      <text:list>
                        <text:list-header>
                          <text:p text:style-name="P3">ssh [insert_user_account]@darchive.fcla.edu</text:p>
                        </text:list-header>
                      </text:list>
                    </text:list-header>
                  </text:list>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header>
                      <text:p text:style-name="P2">From a computer running Windows, it is necessary to install a client adhering to the Secure Shell protocol (such as SSH Secure Shell) and configuring a profile for darchive (using darchive.fcla.edu for the host name and 22 for the port number). </text:p>
                      <text:p text:style-name="P2"/>
                      <text:p text:style-name="P2">After logging into to darchive, switch to a DAITSS user account by <text:span text:style-name="T7">typing: </text:span></text:p>
                      <text:p text:style-name="P2"/>
                      <text:list>
                        <text:list-header>
                          <text:p text:style-name="P3">su - [insert_daitss_user_account]</text:p>
                          <text:p text:style-name="P3"/>
                        </text:list-header>
                      </text:list>
                      <text:p text:style-name="P2">When switching users, it is imperative that the “<text:span text:style-name="T3">-</text:span>” switch be used to source the DAITSS user's environment which includes the DAITSS_HOME environment variable necessary for DAITSS operation. Using the “<text:span text:style-name="T3">-</text:span>” switch also changes directory to <text:span text:style-name="T1">user_home</text:span>.</text:p>
                      <text:p text:style-name="P2"/>
                    </text:list-header>
                  </text:list>
                </text:list-item>
              </text:list>
            </text:list-item>
            <text:list-item>
              <text:p text:style-name="P2">Checking Out Source Code from CVS</text:p>
              <text:p text:style-name="P2"/>
              <text:list>
                <text:list-item>
                  <text:p text:style-name="P2">Using the install_daitss Script</text:p>
                  <text:p text:style-name="P2"/>
                  <text:p text:style-name="P2">All of the system calls necessary to check out and compile DAITSS source code, as well as to create a DAITSS distribution on darchive, are combined in a single script, install_daitss, which is found in <text:span text:style-name="T1">user_home</text:span>/scripts/ (for example, /daitss/prod/scripts/). The install_daitss script starts by checking out a specific version of DAITSS from CVS. In the test and production regions, the DAITSS version to be installed is hard-coded in the script in order to guarantee that the correct version can be re-installed in case of corruption of the code base. To check out a new version of DAITSS for the first time, the script should be modified to reflect the desired version. In the development region, no version information is included in the script, resulting in the checkout of the latest revision of DAITSS, stable or not. </text:p>
                  <text:p text:style-name="P2"/>
                  <text:p text:style-name="P2">Next, the script executes the Ant dist task which first executes the clean, compile, and javadoc tasks before creating a distribution. After that, the script overwrites the existing daitss.properties and daitss.policy<text:note text:id="ftn5" text:note-class="footnote"><text:note-citation>1</text:note-citation><text:note-body><text:p text:style-name="Footnote">daitss.policy is a Java policy file which grants important operating system and file system permissions to the Java Virtual Machine.</text:p></text:note-body></text:note> files with the latest region-appropriate version of those files from CVS. </text:p>
                  <text:p text:style-name="P2"/>
                  <text:p text:style-name="P2">To run the install_daitss script, change directory to <text:span text:style-name="T1">user_home</text:span>/scripts/ and <text:span text:style-name="T7">type: </text:span></text:p>
                  <text:list>
                    <text:list-header>
                      <text:p text:style-name="P2"/>
                      <text:p text:style-name="P3">./install_daitss</text:p>
                      <text:list>
                        <text:list-header>
                          <text:p text:style-name="P2"/>
                        </text:list-header>
                      </text:list>
                    </text:list-header>
                  </text:list>
                  <text:p text:style-name="P2">Note that the install_daitss script <text:span text:style-name="T6">does not need to be run before every ingest</text:span>. It is only needed when a new version of DAITSS is released, or if an existing installation becomes corrupted. </text:p>
                  <text:p text:style-name="P2"/>
                </text:list-item>
              </text:list>
            </text:list-item>
          </text:list>
        </text:list-item>
        <text:list-item>
          <text:p text:style-name="P2">OIDServer</text:p>
          <text:p text:style-name="P2"/>
          <text:list>
            <text:list-header>
              <text:p text:style-name="P4">The OIDServer is a synchronized, server-side application based on Java RMI (Remote Method Invocation) that supplies unique keys to DAITSS objects. The OIDServer is designed to remain active even when other DAITSS functions are not running, so it will rarely need to be restarted. The most common scenario for requiring a restart is after the server is rebooted. In order for the OIDServer to operate correctly, the <text:span text:style-name="T1">Java</text:span> rmiregistry<text:span text:style-name="T2"><text:note text:id="ftn6" text:note-class="footnote"><text:note-citation>1</text:note-citation><text:note-body><text:p text:style-name="Footnote">The RMI specification has numerous implementations, it is necessary to use the Sun implementation.</text:p></text:note-body></text:note></text:span> must first be running. There is a separate OIDServer for each installation of DAITSS. To check if the development OIDServer is running, login to the server and type: </text:p>
              <text:p text:style-name="P4"/>
              <text:list>
                <text:list-item>
                  <text:list>
                    <text:list-item>
                      <text:list>
                        <text:list-header>
                          <text:p text:style-name="P3">ps aux | grep dev.*OIDServer</text:p>
                          <text:p text:style-name="P3"/>
                        </text:list-header>
                      </text:list>
                    </text:list-item>
                  </text:list>
                </text:list-item>
              </text:list>
              <text:p text:style-name="P4">To check the status of the OIDServer for other installations, replace “dev” in the command above with “test” or “prod”. If the OIDServer is not running, check to see if the rmiregistry is running by typing: </text:p>
              <text:p text:style-name="P4"/>
              <text:list>
                <text:list-item>
                  <text:list>
                    <text:list-item>
                      <text:list>
                        <text:list-header>
                          <text:p text:style-name="P3">ps aux | grep rmiregistry</text:p>
                        </text:list-header>
                      </text:list>
                    </text:list-item>
                  </text:list>
                </text:list-item>
              </text:list>
              <text:p text:style-name="P4"/>
              <text:p text:style-name="P4">If the rmiregistry is not running, it can be initiated by typing: </text:p>
              <text:p text:style-name="P4"/>
              <text:list>
                <text:list-item>
                  <text:list>
                    <text:list-item>
                      <text:list>
                        <text:list-header>
                          <text:p text:style-name="P3">rmiregistry &amp;</text:p>
                        </text:list-header>
                      </text:list>
                    </text:list-item>
                  </text:list>
                </text:list-item>
              </text:list>
              <text:p text:style-name="P3"/>
              <text:p text:style-name="P4">The OIDServer can then be started by changing directory to <text:span text:style-name="T1">user_home</text:span>/scripts/ and typing: </text:p>
              <text:list>
                <text:list-item>
                  <text:list>
                    <text:list-header>
                      <text:p text:style-name="P2"/>
                      <text:list>
                        <text:list-header>
                          <text:p text:style-name="P3">./startOID 2&amp;&gt;1 /dev/null &amp;</text:p>
                          <text:p text:style-name="P3"/>
                        </text:list-header>
                      </text:list>
                    </text:list-header>
                  </text:list>
                </text:list-item>
              </text:list>
              <text:p text:style-name="P2">In this example, the screen output is suppressed and the process is run in the background. This allows the user issuing the command to log out without affecting the process. Although standard and error outputs are suppressed, the OIDServer will continue to write important information to a log. </text:p>
              <text:p text:style-name="P2"/>
            </text:list-header>
          </text:list>
        </text:list-item>
        <text:list-item>
          <text:p text:style-name="P2">Configuration File Settings</text:p>
          <text:p text:style-name="P2"/>
          <text:list>
            <text:list-header>
              <text:p text:style-name="P2">Once installation of DAITSS code is complete and the OIDServer is running, the next step is to verify correct configuration settings. All configuration settings (other than the DAITSS_HOME environment variable) are stored in the file, daitss_home/config/daitss.properties. While many properties are set once per region, never to be changed again, several others may need to be modified based on expected package data to ensure desired behavior. Property modification can be done using any text editor available on darchive. Properties that should be checked before the initiation of any package preparation or ingest are listed below. </text:p>
              <text:p text:style-name="P2"/>
            </text:list-header>
            <text:list-item>
              <text:p text:style-name="P2">GENERATE_DESCRIPTORS</text:p>
              <text:p text:style-name="P2"/>
              <text:list>
                <text:list-header>
                  <text:p text:style-name="P2">This property is only used during package preparation (see Ant prep task). If set to “true”, a descriptor will be created for packages that do not include one. The all-important agreement information values that will be added to the descriptor are taken from the properties, DEFAULT_ACCOUNT, DEFAULT_PROJECT, and DEFAULT_SUBACCOUNT. Since these values determine ownership and preservation levels for submitted packages, it is important to be very careful when setting this property to “true”.</text:p>
                  <text:p text:style-name="P2"/>
                  <text:p text:style-name="P2">GENERATE_DESCRIPTORS should only be set to “true” when the next archive action to be run is package preparation and all packages without descriptors present in <text:span text:style-name="T1">prep/in</text:span> should have the same account, project, and subaccount. Ideally, all packages in prep/in should be known to not have descriptors.</text:p>
                  <text:p text:style-name="P2"/>
                  <text:p text:style-name="P2">Descriptors generated by DAITSS are minimal; no descriptive, administrative, and rights metadata will be written to the descriptor and only simple techinical metadata will be added (such as message digest information and file size). </text:p>
                  <text:p text:style-name="P2"/>
                </text:list-header>
              </text:list>
            </text:list-item>
            <text:list-item>
              <text:p text:style-name="P2">SUPPLY_ACCOUNT_INFO</text:p>
              <text:p text:style-name="P2"/>
              <text:list>
                <text:list-header>
                  <text:p text:style-name="P2">Governs the addition of agreement information to SIP descriptors. If a SIP descriptor does not <text:s/>contain agreement information and this property is set to “true”, agreement information will be added to the descriptor (during package preparation) with the values specified in DEFAULT_ACCOUNT, DEFAULT_SUBACCOUNT, and DEFAULT_PROJECT. If agreement information is present in a descriptor, it will not be modified, regardless of the setting of this property.</text:p>
                  <text:p text:style-name="P2"/>
                </text:list-header>
              </text:list>
            </text:list-item>
            <text:list-item>
              <text:p text:style-name="P2">DEFAULT_ACCOUNT, DEFAULT_PROJECT, and DEFAULT_SUBACCOUNT</text:p>
              <text:p text:style-name="P2"/>
              <text:list>
                <text:list-header>
                  <text:p text:style-name="P2">These properties specify values to be used for the ACCOUNT, PROJECT, and SUBACCOUNT attributes of the daitss:AGREEMENT_INFO element. Agreement information is only added to a package according to the rules described for the GENERATE_DESCRIPTORS and SUPPLY_ACCOUNT_INFO properties.</text:p>
                  <text:p text:style-name="P2"/>
                </text:list-header>
              </text:list>
            </text:list-item>
            <text:list-item>
              <text:p text:style-name="P2">WRITE_TO_STORAGE</text:p>
              <text:p text:style-name="P2"/>
              <text:list>
                <text:list-header>
                  <text:p text:style-name="P2">Governs the writing of package data to long-term storage. Although the FDA requires that all packages be written to long-term storage for production, storage is not require for the test and development regions. By default, this value is set to “true” in production configuration, but it should always be verified prior to ingest.</text:p>
                  <text:p text:style-name="P2"/>
                </text:list-header>
              </text:list>
            </text:list-item>
            <text:list-item>
              <text:p text:style-name="P2">DELETE_INGESTED_FROM_OUT_DIR</text:p>
              <text:p text:style-name="P2"/>
              <text:list>
                <text:list-header>
                  <text:p text:style-name="P2">Governs the deletion of packages from the output directory after they have been written to long-term storage. Deleting packages after ingest is important for freeing space on the file system. By default, this property is set to “true”, however in testing or debugging situations, it may make sense to set the value to “false”. </text:p>
                  <text:p text:style-name="P2"/>
                </text:list-header>
              </text:list>
            </text:list-item>
            <text:list-item>
              <text:p text:style-name="P2">COPY_REJECTS_TO_REJECT_DIR</text:p>
              <text:p text:style-name="P2"/>
              <text:list>
                <text:list-header>
                  <text:p text:style-name="P2">Governs the copying of rejected packages to the rejects directory as they exist at the time of rejection. By default, this property is set to “true” so that the contents of rejected packages can be analyzed. Errors causing rejection are also logged. Depending on the rate and cause of package rejection, it may be advantageous to set the value to “true” in order to provide sufficient space for processing of subsequent packages. </text:p>
                  <text:p text:style-name="P2"/>
                </text:list-header>
              </text:list>
            </text:list-item>
          </text:list>
        </text:list-item>
        <text:list-item>
          <text:p text:style-name="P2">Prepare Data <text:span text:style-name="T8">Directories</text:span></text:p>
          <text:p text:style-name="P6"/>
          <text:list>
            <text:list-item>
              <text:p text:style-name="P6">(Optional) Create Directory Structure</text:p>
              <text:p text:style-name="P6"/>
              <text:list>
                <text:list-header>
                  <text:p text:style-name="P6">DAITSS installations require a specific data directory structure. For new installations, it may be necessary to create that structure. The easiest way to do this is by executing the Ant makedata task (see Section 3.4.2.1 for more infomration).</text:p>
                  <text:p text:style-name="P6"/>
                </text:list-header>
              </text:list>
            </text:list-item>
            <text:list-item>
              <text:p text:style-name="P2">Examine Contents of Reject Directories</text:p>
              <text:p text:style-name="P2"/>
              <text:list>
                <text:list-header>
                  <text:p text:style-name="P2">Before package preparation or ingestion, the contents of the <text:span text:style-name="T1">prep</text:span> and <text:span text:style-name="T1">ingest</text:span> directories should be checked for content. Packages contained in <text:span text:style-name="T1">prep/reject</text:span> and <text:span text:style-name="T1">ingest/reject</text:span> were rejected by previous calls to DAITSS actions and should be noted and cleared. Failure to remove rejected packages may result in errors during subsequent processing. If a previously rejected package is reprocessed and rejected again, DAITSS will attempt to copy the rejected package to the <text:span text:style-name="T2">proper rejects directory, but will fail since the package already exists (DAITSS policy is that data is never overwritten or modified). Another reason to clear the rejects directory is to free up space on the file system. To delete rejects, change directory to either </text:span><text:span text:style-name="T1">prep/reject</text:span><text:span text:style-name="T2"> or </text:span><text:span text:style-name="T1">ingest/reject</text:span><text:span text:style-name="T2"> and </text:span><text:span text:style-name="T9"><text:s/>type: </text:span></text:p>
                </text:list-header>
              </text:list>
              <text:p text:style-name="P4"/>
              <text:list>
                <text:list-item>
                  <text:list>
                    <text:list-header>
                      <text:p text:style-name="P7">rm -r package_dir_1 [package_dir_2 package_dir_3 ...]</text:p>
                    </text:list-header>
                  </text:list>
                  <text:p text:style-name="P2"/>
                  <text:p text:style-name="P2">Substitute actual package directory names for <text:span text:style-name="T10">”package_dir_?” </text:span>in the example.</text:p>
                  <text:p text:style-name="P2"/>
                </text:list-item>
              </text:list>
            </text:list-item>
            <text:list-item>
              <text:p text:style-name="P2">Move Packages to Input Directories</text:p>
              <text:p text:style-name="P2"/>
              <text:list>
                <text:list-header>
                  <text:p text:style-name="P2">Since FDA policy is to prepare all packages for ingest, <text:span text:style-name="T1">prep/in</text:span> can be viewed as the only way for data to enter DAITSS. A set of packages should be identified for processing and moved to <text:span text:style-name="T1">prep/in</text:span>. If any packages need to have descriptors created, then all such packages in the batch should be intended for the same account, project, and subaccount (for more on this, see the Configuration File Settings section).<text:span text:style-name="T2"> </text:span></text:p>
                  <text:p text:style-name="P8"/>
                </text:list-header>
                <text:list-item>
                  <text:p text:style-name="P2">Space Considerations<text:tab/></text:p>
                  <text:p text:style-name="P2"/>
                  <text:list>
                    <text:list-item>
                      <text:p text:style-name="P2">“Explosion” of Package Size</text:p>
                      <text:p text:style-name="P2"/>
                      <text:list>
                        <text:list-header>
                          <text:p text:style-name="P2">The amount of free space available on the file system needs to be taken into consideration when populating <text:span text:style-name="T1">prep/in</text:span>. Depending upon the formats contained in a package, the space required during processing can increase dramatically. For example, a 100-page PDF file will be normalized to 100 50-MB TIFF image files, increasing the package size by 5GB. If a package is rejected after normalization, the entire package will be moved the rejects directory, and the extra 5GB will be used until the rejects directory is cleared. Even if the package is processed successfully, the space will be occupied until the entire package has been written to long-term storage (possibly longer). The DELETE_INGESTED_FROM_OUT_DIR and COPY_REJECTS_TO_REJECT_DIR properties can be set to minimize this effect. The primary reason to copy rejected packages to the rejects directory is for troubleshooting, but this is not strictly necessary since the log also includes the reason for rejection. By default, both properties are set to “true”, however, setting the latter property to “false” can be beneficial in ensuring adequate space on the file system when there is a high rate of package rejection. </text:p>
                          <text:p text:style-name="P2"><text:s/></text:p>
                          <text:p text:style-name="P2">A good rule of thumb is to have about 50GB of available free space before processing packages (for prep or ingest). On darchive, this is generally not a problem, since the amount of attached storage dedicated to the daitss partition is 165GB. To view the available space on a partition, <text:s/><text:span text:style-name="T9">type: </text:span></text:p>
                        </text:list-header>
                      </text:list>
                    </text:list-item>
                  </text:list>
                </text:list-item>
              </text:list>
              <text:p text:style-name="P4"/>
              <text:list>
                <text:list-item>
                  <text:list>
                    <text:list-item>
                      <text:list>
                        <text:list-item>
                          <text:list>
                            <text:list-header>
                              <text:p text:style-name="P7">df -h</text:p>
                            </text:list-header>
                          </text:list>
                          <text:p text:style-name="P2"/>
                          <text:p text:style-name="P2">and look for the available space on the daitss partition. If there is less than 50GB of free space, try to determine which directories are storing more data than necessary. As mentioned before, reject directories are a good place to start. Also keep in mind that all 3 daitss regions are located on the same partition, so rejects directories in the test and development regions should be checked. In the case of abnormal termination of processing, the <text:span text:style-name="T1">prep/work/</text:span> and <text:span text:style-name="T1">ingest/work/</text:span> directories may can partially processed packages that should be removed. Original versions of all packages remain in the appropriate input directory until processing (prep or ingest) is complete, so deleting the contents of reject and work directories is not dangerous. If all data has been removed from the reject and work directories</text:p>
                          <text:p text:style-name="P2"/>
                        </text:list-item>
                      </text:list>
                    </text:list-item>
                    <text:list-item>
                      <text:p text:style-name="P2">Log Size</text:p>
                      <text:list>
                        <text:list-header>
                          <text:p text:style-name="P2"/>
                        </text:list-header>
                      </text:list>
                    </text:list-item>
                  </text:list>
                </text:list-item>
              </text:list>
            </text:list-item>
          </text:list>
        </text:list-item>
        <text:list-item>
          <text:p text:style-name="P2">Using Ant to Execute Archive Actions</text:p>
          <text:p text:style-name="P2"/>
          <text:list>
            <text:list-item>
              <text:p text:style-name="P2">Prep</text:p>
              <text:p text:style-name="P2"/>
              <text:list>
                <text:list-header>
                  <text:p text:style-name="P2">Once <text:span text:style-name="T1">prep/in</text:span> has been populated, available space on the file system has been checked, and the configuration settings have been verified, package preparation can begin. Package preparation is a full-blown archive action that must be initiated by a DAITSS user. To execute the prep action using Ant, change directory to <text:span text:style-name="T1">daitss_home </text:span>where the Ant configuration file, util.xml, resides. At the command prompt, <text:span text:style-name="T7">type: </text:span></text:p>
                  <text:list>
                    <text:list-header>
                      <text:p text:style-name="P2"/>
                      <text:p text:style-name="P3">ant -f util.xml prep 2&gt;&amp;1 &gt; prep.out &amp;</text:p>
                    </text:list-header>
                  </text:list>
                  <text:p text:style-name="P3"/>
                  <text:p text:style-name="P2">In this example, standard output and standard error output will be written to the file, prep.out. Although the program writes detailed messages to a log file, it is advantageous to direct output to an additional file in order to catch error messages that are not passed to the program, such as occurs during an abnormal exit of the program. A second advantage is that if log verbosity is lowered (in the configuration file), the output file will still contain detailed information. In addition, since all output is redirected and the process is executed in the background, users may log out without affecting the process. </text:p>
                  <text:p text:style-name="P2"/>
                  <text:p text:style-name="P2">During package preparation, a copy of the package is placed in <text:span text:style-name="T1">prep/work/</text:span>. After a package has been successfully processed, it is moved to the conceptual <text:span text:style-name="T1">out/</text:span> directory, which is actually the same as <text:span text:style-name="T1">ingest/in/</text:span>. If a package is rejected, it is copied to <text:span text:style-name="T11">prep/reject</text:span><text:span text:style-name="T12">, while the original copy stays in </text:span><text:span text:style-name="T11">prep/in/</text:span><text:span text:style-name="T12">.</text:span></text:p>
                  <text:p text:style-name="P2"/>
                </text:list-header>
              </text:list>
            </text:list-item>
            <text:list-item>
              <text:p text:style-name="P2">Ingest</text:p>
              <text:p text:style-name="P2"/>
              <text:list>
                <text:list-header>
                  <text:p text:style-name="P2">Once ingest<text:span text:style-name="T1">/in</text:span> has been populated (by prep), available space on the file system has been checked, and the configuration settings have been verified, package ingest can begin. Ingest that must be initiated by a DAITSS user. To execute the ingest action, change directory to <text:span text:style-name="T1">daitss_home </text:span>where the Ant configuration file, util.xml, resides. At the command prompt, <text:span text:style-name="T7">type: </text:span></text:p>
                  <text:list>
                    <text:list-header>
                      <text:p text:style-name="P2"/>
                      <text:p text:style-name="P3">ant -f util.xml ingest 2&gt;&amp;1 &gt; ingest.out &amp;</text:p>
                    </text:list-header>
                  </text:list>
                  <text:p text:style-name="P3"/>
                  <text:p text:style-name="P2">As with the prep example, standard output and standard error output will be written to an output file, ingest.out. Although the program writes detailed messages to a log file, it is advantageous to direct output to an additional file in order to catch error messages that are not passed to the program, such as occurs during an abnormal exit of the program. A second advantage is that if log verbosity is lowered (in the configuration file), the output file will still contain detailed information. In addition, since all output is redirected and the process is executed in the background, users may log out without affecting the process. </text:p>
                  <text:p text:style-name="P2"/>
                  <text:p text:style-name="P2">During package ingest, a copy of the package is placed in ingest<text:span text:style-name="T1">/work/</text:span>. After a package has been successfully processed, it is moved to <text:span text:style-name="T1">ingest/out</text:span>, <text:span text:style-name="T2">where it is held until it has been completely written to long-term storage</text:span>. If a package is rejected, it is copied to <text:span text:style-name="T1">ingest</text:span><text:span text:style-name="T11">/reject</text:span><text:span text:style-name="T12">, while the original copy stays in </text:span><text:span text:style-name="T11">ingest/in/</text:span><text:span text:style-name="T12">.</text:span></text:p>
                  <text:list>
                    <text:list-header>
                      <text:p text:style-name="P2"/>
                    </text:list-header>
                  </text:list>
                </text:list-header>
              </text:list>
            </text:list-item>
          </text:list>
        </text:list-item>
        <text:list-item>
          <text:p text:style-name="P2">Viewing Progress</text:p>
          <text:list>
            <text:list-item>
              <text:list>
                <text:list-header>
                  <text:p text:style-name="P2"/>
                </text:list-header>
              </text:list>
              <text:p text:style-name="P2">Due to the possibility of early program termination, usually as a result of fatal errors or system errors, it is important to check the progress of archive actions as they are running. Four techniques to view progress are outlined below. Unlike archive action initialization, it is <text:span text:style-name="T6">not</text:span> necessary to be logged in as a DAITSS user. <text:s/>In fact, it may be best to be logged in under a personal account so that log and directory data is not accidentally corrupted. The examples use the ingest action as an example, for the prep action the string “prep” should be used in place of “ingest”.</text:p>
              <text:list>
                <text:list-item>
                  <text:list>
                    <text:list-header>
                      <text:p text:style-name="P2"/>
                    </text:list-header>
                  </text:list>
                </text:list-item>
              </text:list>
            </text:list-item>
            <text:list-item>
              <text:p text:style-name="P2">Viewing the process</text:p>
              <text:list>
                <text:list-item>
                  <text:list>
                    <text:list-header>
                      <text:p text:style-name="P2"/>
                    </text:list-header>
                  </text:list>
                  <text:p text:style-name="P2">To view the process from the perspective of the operating system, <text:span text:style-name="T7">type: </text:span></text:p>
                  <text:list>
                    <text:list-header>
                      <text:p text:style-name="P2"/>
                      <text:p text:style-name="P3">ps aux | grep ingest</text:p>
                      <text:list>
                        <text:list-item>
                          <text:list>
                            <text:list-header>
                              <text:p text:style-name="P2"/>
                            </text:list-header>
                          </text:list>
                        </text:list-item>
                      </text:list>
                    </text:list-header>
                  </text:list>
                  <text:p text:style-name="P2">Assuming that ingest is being executed in only region at a time, the desired output will show at least 2 processes, one for the ingest action and one for the grep process itself (this command has the effect of identifying itself). The results for the ingest action may show more than 2 processes when writing to storage. This is normal, since a separate process is spawned to write files to storage. If only one process is displayed, the ingest action has been terminated and the reason for termination (normal or abnormal) needs to be determined according to the next techniques. </text:p>
                  <text:list>
                    <text:list-item>
                      <text:list>
                        <text:list-header>
                          <text:p text:style-name="P2"/>
                        </text:list-header>
                      </text:list>
                    </text:list-item>
                  </text:list>
                </text:list-item>
              </text:list>
            </text:list-item>
            <text:list-item>
              <text:p text:style-name="P2">Output File</text:p>
              <text:list>
                <text:list-item>
                  <text:list>
                    <text:list-header>
                      <text:p text:style-name="P2"/>
                    </text:list-header>
                  </text:list>
                  <text:p text:style-name="P2">The output file is appended-to frequently and grows quickly. It is almost never practical to scan the file from the beginning; viewing the end of the output file is the most common practice. To view the end of the output file, change directory to <text:span text:style-name="T1">daitss_home</text:span><text:span text:style-name="T2"> and </text:span><text:span text:style-name="T9">type: </text:span></text:p>
                  <text:list>
                    <text:list-header>
                      <text:p text:style-name="P2"/>
                      <text:p text:style-name="P7">tail prep.out</text:p>
                      <text:list>
                        <text:list-header>
                          <text:p text:style-name="P2"/>
                        </text:list-header>
                      </text:list>
                    </text:list-header>
                  </text:list>
                  <text:p text:style-name="P2">which will display approximately the 2 most recent messages. Sometimes it is necessary to get a larger context for the state of the process. To view the last n lines of the output file, <text:span text:style-name="T9">type: </text:span></text:p>
                  <text:list>
                    <text:list-header>
                      <text:p text:style-name="P2"/>
                      <text:p text:style-name="P7">tail -n prep.out</text:p>
                      <text:list>
                        <text:list-item>
                          <text:list>
                            <text:list-header>
                              <text:p text:style-name="P7"/>
                            </text:list-header>
                          </text:list>
                        </text:list-item>
                      </text:list>
                    </text:list-header>
                  </text:list>
                  <text:p text:style-name="P2">When viewing the end of the output file, one of four cases will hold, 1) the file ends with a message stating the Ant build was successful, 2) the file ends with an error, 3) the file ends with a recent entry, indicating that processing is continuing as normal, and 4) the file ends with a old entry, indicating that the process is hanging, or that the last activity represented by the last entry takes a long time to complete. Case 1 occurs when preparation has terminated normally, while Case 2 occurs during abnormal termination. Case 3 suggests that the process is still running. For Case 4, a determination needs to be made as to whether the prep task is hanging. This generally happens while writing to storage, with contention for storage device, storage device reboot, and networking issues being the most common causes. System administrators can be contacted to help determine where the problem lies, but a general rule is that if the last step of the process is over an hour old, something is wrong and the prep action should be aborted.</text:p>
                  <text:list>
                    <text:list-item>
                      <text:list>
                        <text:list-header>
                          <text:p text:style-name="P2"/>
                        </text:list-header>
                      </text:list>
                    </text:list-item>
                  </text:list>
                </text:list-item>
              </text:list>
            </text:list-item>
            <text:list-item>
              <text:p text:style-name="P2">Log</text:p>
              <text:list>
                <text:list-item>
                  <text:list>
                    <text:list-header>
                      <text:p text:style-name="P2"/>
                    </text:list-header>
                  </text:list>
                  <text:p text:style-name="P2">The log file is very similar to the output file, with a few exceptions. The log file is guaranteed to be created by program, whereas the output file depends upon the call to the archive action (by redirecting output from the command-line call). The log file is not stored in <text:span text:style-name="T1">daitss_home,</text:span><text:span text:style-name="T2"> but in </text:span><text:span text:style-name="T1">user_home/data/logs/</text:span><text:span text:style-name="T2">. All log entries are timestamped, whereas time values are only included in the output file when the value is part of a message. Log verbosity can be lowered to minimize log size and facilitate the reading of logs by humans (by default, the log is verbose). Logs are more durable than output files (which are overwritten when a new archive action is initiated), but are eventually deleted. The four cases that apply to reading the output file also apply to reading the log file. In general, the output file is checked during processing and the log file is used to troubleshoot after processing has completed. <text:s/></text:span></text:p>
                  <text:list>
                    <text:list-item>
                      <text:list>
                        <text:list-header>
                          <text:p text:style-name="P2"/>
                        </text:list-header>
                      </text:list>
                    </text:list-item>
                  </text:list>
                </text:list-item>
              </text:list>
            </text:list-item>
            <text:list-item>
              <text:p text:style-name="P2">Data Directories</text:p>
              <text:list>
                <text:list-item>
                  <text:list>
                    <text:list-header>
                      <text:p text:style-name="P2"/>
                    </text:list-header>
                  </text:list>
                  <text:p text:style-name="P2">The final way to check the status of an archive action is by following the data that has been processed. Both prep and ingest have 4 subdirectories that should be checked, they are <text:span text:style-name="T1">in/</text:span>, <text:span text:style-name="T1">work/</text:span>, <text:span text:style-name="T1">reject/</text:span>, and <text:span text:style-name="T1">out/</text:span>. Packages should only be present in <text:s/><text:span text:style-name="T1">work/</text:span> when they are actively being processed. They should only be present in <text:span text:style-name="T1">out/</text:span> when they are being written to storage (in the case of ingest. For prep, <text:span text:style-name="T1">out/</text:span> is the same as <text:span text:style-name="T1">ingest/in/</text:span>). Most examination of data directories involves counting the number of packages in a directory. To find out how many packages are in a directory, the ls and wc commands can be used. For example, to find out how many packages are in <text:span text:style-name="T1">ingest/in/</text:span>, type:</text:p>
                  <text:p text:style-name="P2"/>
                  <text:list>
                    <text:list-header>
                      <text:p text:style-name="P7">ls -1 [path to ingest/in] | wc -l</text:p>
                      <text:list>
                        <text:list-header>
                          <text:p text:style-name="P2"/>
                        </text:list-header>
                      </text:list>
                    </text:list-header>
                  </text:list>
                  <text:p text:style-name="P2">It is a good idea to check the number of packages in an input directory prior to processing for subsequent <text:s/>comparison. The number of rejected packages can be checked in a similar fashion. The number of total packages successfully ingested within a single batch can be determined by the formula:</text:p>
                  <text:p text:style-name="P2"/>
                  <text:p text:style-name="P2">Successfully Processed Packages = Initial Input Package Count – Current Input Package Count – Rejected Package Count – (MAX (Package In Work Directory, Package In Ouput Directory))</text:p>
                  <text:p text:style-name="P2"/>
                  <text:p text:style-name="P2">For prep, the final term simply becomes, Package In Work Directory, since prep packages remain in the output directory until they are ingested.</text:p>
                </text:list-item>
              </text:list>
            </text:list-item>
          </text:list>
        </text:list-item>
      </text:list>
      <text:p text:style-name="Standard"><text:tab/><text:tab/></text:p>
      <text:list text:style-name="L1" text:continue-numbering="true">
        <text:list-item>
          <text:list text:continue-numbering="true">
            <text:list-item>
              <text:list text:continue-numbering="true">
                <text:list-header>
                  <text:p text:style-name="P2"/>
                </text:list-header>
              </text:list>
            </text:list-item>
          </text:list>
        </text:list-item>
        <text:list-item>
          <text:p text:style-name="P2">Troubleshooting</text:p>
          <text:list>
            <text:list-item>
              <text:p text:style-name="P2">Unexpected Termination of Processing</text:p>
              <text:list>
                <text:list-item>
                  <text:p text:style-name="P2">If a fatal exception is displayed, the reason for the exception must be noted. If the exception is related to data or programming error (e.g. unknown account code or NullPointerException), the rejected package should be noted</text:p>
                </text:list-item>
                <text:list-item>
                  <text:p text:style-name="P2">How to abort archive actions</text:p>
                </text:list-item>
                <text:list-item>
                  <text:p text:style-name="P2">Cleanup</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Nimbus Sans L" svg:font-family="'Nimbus Sans L'" style:font-pitch="variable"/>
    <style:font-face style:name="NimbusRomNo9T" svg:font-family="NimbusRomNo9T"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2-03T17:25:24</meta:creation-date>
    <dc:date>2006-03-02T15:54:52</dc:date>
    <meta:printed-by>Chris Vicary</meta:printed-by>
    <meta:print-date>2006-02-28T10:27:23</meta:print-date>
    <dc:language>en-US</dc:language>
    <meta:editing-cycles>173</meta:editing-cycles>
    <meta:editing-duration>P1DT20H19M48S</meta:editing-duration>
    <meta:user-defined meta:name="Info 1"/>
    <meta:user-defined meta:name="Info 2"/>
    <meta:user-defined meta:name="Info 3"/>
    <meta:user-defined meta:name="Info 4"/>
    <meta:document-statistic meta:table-count="0" meta:image-count="0" meta:object-count="0" meta:page-count="15" meta:paragraph-count="171" meta:word-count="5014" meta:character-count="30924"/>
  </office:meta>
</office:document-meta>
</file>